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14cm"/>
    </style:style>
    <style:style style:name="co3" style:family="table-column">
      <style:table-column-properties fo:break-before="auto" style:column-width="1.51cm"/>
    </style:style>
    <style:style style:name="co4" style:family="table-column">
      <style:table-column-properties fo:break-before="auto" style:column-width="2.314cm"/>
    </style:style>
    <style:style style:name="co5" style:family="table-column">
      <style:table-column-properties fo:break-before="auto" style:column-width="0.97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5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default-cell-style-name="ce3"/>
        <table:table-column table:style-name="co6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2:.Q2])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table:number-columns-repeated="5"/>
          <table:table-cell table:formula="of:=SUM([.C4:.Q4])"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 table:number-columns-repeated="6"/>
          <table:table-cell table:formula="of:=SUM([.C7:.Q7])"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8:.Q8])"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table:formula="of:=SUM([.C9:.Q9])" office:value-type="float" office:value="83" calcext:value-type="float">
            <text:p>8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1:.Q11])"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5"/>
          <table:table-cell table:formula="of:=SUM([.C14:.Q14])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5:.Q15])"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5"/>
          <table:table-cell table:formula="of:=SUM([.C16:.Q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5"/>
          <table:table-cell table:formula="of:=SUM([.C17:.Q17])" office:value-type="float" office:value="60" calcext:value-type="float">
            <text:p>6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8:.Q18]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19:.Q19])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C24:.Q24])"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7"/>
          <table:table-cell table:formula="of:=SUM([.C25:.Q25])"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6:.Q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formula="of:=SUM([.C30:.Q30])"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  <table:table-cell table:formula="of:=SUM([.C32:.Q32])"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date-style style:name="N10108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09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0" number:language="en" number:country="CA">
      <number:day number:style="long"/>
      <number:text>-</number:text>
      <number:month number:textual="true"/>
    </number:date-style>
    <number:date-style style:name="N10111" number:language="en" number:country="CA">
      <number:month number:textual="true"/>
      <number:text>-</number:text>
      <number:year/>
    </number:date-style>
    <number:time-style style:name="N10112" number:language="en" number:country="CA">
      <number:hours/>
      <number:text>:</number:text>
      <number:minutes number:style="long"/>
      <number:text> </number:text>
      <number:am-pm/>
    </number:time-style>
    <number:time-style style:name="N10113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</number:time-style>
    <number:time-style style:name="N10115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CA">
      <number:number number:decimal-places="0" number:min-integer-digits="1" number:grouping="true"/>
    </number:number-style>
    <number:number-style style:name="N10117" number:language="en" number:country="CA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CA">
      <number:number number:decimal-places="0" number:min-integer-digits="1" number:grouping="true"/>
    </number:number-style>
    <number:number-style style:name="N10118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2" number:min-integer-digits="1" number:grouping="true"/>
    </number:number-style>
    <number:number-style style:name="N10119" number:language="en" number:country="CA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number:min-integer-digits="1" number:grouping="true"/>
    </number:number-style>
    <number:number-style style:name="N10120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CA">
      <loext:fill-character> </loext:fill-character>
      <number:number number:decimal-places="0" number:min-integer-digits="1" number:grouping="true"/>
      <number:text> </number:text>
    </number:number-style>
    <number:number-style style:name="N10124P1" style:volatile="true" number:language="en" number:country="CA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4P2" style:volatile="true" number:language="en" number:country="CA">
      <loext:fill-character> </loext:fill-character>
      <number:text>- </number:text>
    </number:number-style>
    <number:text-style style:name="N10124" number:language="en" number:country="CA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n" number:country="CA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1" style:volatile="true" number:language="en" number:country="CA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8P2" style:volatile="true" number:language="en" number:country="CA">
      <number:currency-symbol/>
      <loext:fill-character> </loext:fill-character>
      <number:text>- </number:text>
    </number:currency-style>
    <number:text-style style:name="N10128" number:language="en" number:country="CA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CA">
      <loext:fill-character> </loext:fill-character>
      <number:number number:decimal-places="2" number:min-integer-digits="1" number:grouping="true"/>
      <number:text> </number:text>
    </number:number-style>
    <number:number-style style:name="N10132P1" style:volatile="true" number:language="en" number:country="CA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32P2" style:volatile="true" number:language="en" number:country="CA">
      <loext:fill-character> </loext:fill-character>
      <number:text>-</number:text>
      <number:number number:decimal-places="0" number:min-integer-digits="0"/>
      <number:text> </number:text>
    </number:number-style>
    <number:text-style style:name="N10132" number:language="en" number:country="CA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n" number:country="CA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1" style:volatile="true" number:language="en" number:country="CA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6P2" style:volatile="true" number:language="en" number:country="CA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6" number:language="en" number:country="CA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00-00-00</text:date>, <text:time style:data-style-name="N2" text:time-value="12:02:20.641999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5-05T12:03:38.804528266</dc:date>
    <meta:editing-duration>PT1H4M29S</meta:editing-duration>
    <meta:editing-cycles>56</meta:editing-cycles>
    <meta:generator>LibreOffice/4.2.8.2$Linux_X86_64 LibreOffice_project/420m0$Build-2</meta:generator>
    <meta:document-statistic meta:table-count="1" meta:cell-count="253" meta:object-count="0"/>
  </office:meta>
</office:document-meta>
</file>